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833AA22A6B6002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744in, 0.2272in, 0in, 0.6256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2945in" svg:y="0.3173in" svg:width="6.2917in" svg:height="4.2402in" draw:z-index="0"><draw:image xlink:href="Pictures/100002010000055600000300833AA22A6B6002A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1:49:05.698308186</meta:creation-date>
    <dc:date>2019-01-28T11:50:28.863615721</dc:date>
    <meta:editing-duration>PT1M2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